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4.29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84.19mm" svg:y="1mm">
            <loext:p draw:notify-on-update-of-ranges="'cameraslog_2.log'.A2:'cameraslog_2.log'.A1001 'cameraslog_2.log'.B1:'cameraslog_2.log'.B1 'cameraslog_2.log'.B2:'cameraslog_2.log'.B1001 'cameraslog_2.log'.A2:'cameraslog_2.log'.A1001 'cameraslog_2.log'.C1:'cameraslog_2.log'.C1 'cameraslog_2.log'.C2:'cameras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25361" calcext:value-type="float">
            <text:p>11,1253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247918" calcext:value-type="float">
            <text:p>11,2479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15978" calcext:value-type="float">
            <text:p>11,4159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21387" calcext:value-type="float">
            <text:p>11,7213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525662" calcext:value-type="float">
            <text:p>11,5256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680712" calcext:value-type="float">
            <text:p>11,6807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309548" calcext:value-type="float">
            <text:p>11,3095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82441" calcext:value-type="float">
            <text:p>10,7824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782441" calcext:value-type="float">
            <text:p>10,7824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171388" calcext:value-type="float">
            <text:p>11,1713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079564" calcext:value-type="float">
            <text:p>11,0795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079564" calcext:value-type="float">
            <text:p>11,0795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079564" calcext:value-type="float">
            <text:p>11,0795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197363" calcext:value-type="float">
            <text:p>11,1973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197363" calcext:value-type="float">
            <text:p>11,1973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008105" calcext:value-type="float">
            <text:p>11,008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008105" calcext:value-type="float">
            <text:p>11,008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773292" calcext:value-type="float">
            <text:p>10,7732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170522" calcext:value-type="float">
            <text:p>11,1705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86433" calcext:value-type="float">
            <text:p>10,864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020284" calcext:value-type="float">
            <text:p>11,0202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071424" calcext:value-type="float">
            <text:p>11,0714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188385" calcext:value-type="float">
            <text:p>11,1883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162379" calcext:value-type="float">
            <text:p>11,1623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162379" calcext:value-type="float">
            <text:p>11,1623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096501" calcext:value-type="float">
            <text:p>11,0965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809782" calcext:value-type="float">
            <text:p>10,8097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809782" calcext:value-type="float">
            <text:p>10,8097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984339" calcext:value-type="float">
            <text:p>10,9843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984339" calcext:value-type="float">
            <text:p>10,9843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790282" calcext:value-type="float">
            <text:p>10,7902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790282" calcext:value-type="float">
            <text:p>10,7902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790282" calcext:value-type="float">
            <text:p>10,7902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809772" calcext:value-type="float">
            <text:p>10,8097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809772" calcext:value-type="float">
            <text:p>10,8097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854387" calcext:value-type="float">
            <text:p>10,8543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445905" calcext:value-type="float">
            <text:p>10,445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445905" calcext:value-type="float">
            <text:p>10,445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445905" calcext:value-type="float">
            <text:p>10,445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095897" calcext:value-type="float">
            <text:p>10,0958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095897" calcext:value-type="float">
            <text:p>10,0958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095897" calcext:value-type="float">
            <text:p>10,0958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095897" calcext:value-type="float">
            <text:p>10,0958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095897" calcext:value-type="float">
            <text:p>10,0958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095897" calcext:value-type="float">
            <text:p>10,0958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881468" calcext:value-type="float">
            <text:p>9,8814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881468" calcext:value-type="float">
            <text:p>9,8814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881468" calcext:value-type="float">
            <text:p>9,8814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906602" calcext:value-type="float">
            <text:p>9,9066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970694" calcext:value-type="float">
            <text:p>9,9706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970694" calcext:value-type="float">
            <text:p>9,9706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885336" calcext:value-type="float">
            <text:p>9,885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885336" calcext:value-type="float">
            <text:p>9,885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885336" calcext:value-type="float">
            <text:p>9,885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885336" calcext:value-type="float">
            <text:p>9,885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885336" calcext:value-type="float">
            <text:p>9,885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885336" calcext:value-type="float">
            <text:p>9,885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885336" calcext:value-type="float">
            <text:p>9,885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885336" calcext:value-type="float">
            <text:p>9,885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65879" calcext:value-type="float">
            <text:p>9,658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65879" calcext:value-type="float">
            <text:p>9,658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632803" calcext:value-type="float">
            <text:p>9,6328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632803" calcext:value-type="float">
            <text:p>9,6328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074594" calcext:value-type="float">
            <text:p>10,0745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074594" calcext:value-type="float">
            <text:p>10,0745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931659" calcext:value-type="float">
            <text:p>9,9316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931659" calcext:value-type="float">
            <text:p>9,9316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931659" calcext:value-type="float">
            <text:p>9,9316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931659" calcext:value-type="float">
            <text:p>9,9316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931659" calcext:value-type="float">
            <text:p>9,9316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177692" calcext:value-type="float">
            <text:p>10,177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177692" calcext:value-type="float">
            <text:p>10,177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177692" calcext:value-type="float">
            <text:p>10,177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177692" calcext:value-type="float">
            <text:p>10,177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177692" calcext:value-type="float">
            <text:p>10,177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177692" calcext:value-type="float">
            <text:p>10,177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177692" calcext:value-type="float">
            <text:p>10,177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09606" calcext:value-type="float">
            <text:p>10,0096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009606" calcext:value-type="float">
            <text:p>10,0096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93249" calcext:value-type="float">
            <text:p>9,932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93249" calcext:value-type="float">
            <text:p>9,932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854525" calcext:value-type="float">
            <text:p>9,854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854525" calcext:value-type="float">
            <text:p>9,854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854525" calcext:value-type="float">
            <text:p>9,854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854525" calcext:value-type="float">
            <text:p>9,854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854525" calcext:value-type="float">
            <text:p>9,854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854525" calcext:value-type="float">
            <text:p>9,854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854525" calcext:value-type="float">
            <text:p>9,854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068083" calcext:value-type="float">
            <text:p>10,0680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068083" calcext:value-type="float">
            <text:p>10,0680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068083" calcext:value-type="float">
            <text:p>10,0680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068083" calcext:value-type="float">
            <text:p>10,0680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068083" calcext:value-type="float">
            <text:p>10,0680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068083" calcext:value-type="float">
            <text:p>10,0680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744068" calcext:value-type="float">
            <text:p>9,7440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744068" calcext:value-type="float">
            <text:p>9,7440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744068" calcext:value-type="float">
            <text:p>9,7440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717239" calcext:value-type="float">
            <text:p>9,7172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717239" calcext:value-type="float">
            <text:p>9,7172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736727" calcext:value-type="float">
            <text:p>9,7367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736727" calcext:value-type="float">
            <text:p>9,7367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736727" calcext:value-type="float">
            <text:p>9,7367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736727" calcext:value-type="float">
            <text:p>9,7367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736727" calcext:value-type="float">
            <text:p>9,7367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736727" calcext:value-type="float">
            <text:p>9,7367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744076" calcext:value-type="float">
            <text:p>9,7440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744076" calcext:value-type="float">
            <text:p>9,7440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582534" calcext:value-type="float">
            <text:p>9,5825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582534" calcext:value-type="float">
            <text:p>9,5825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647508" calcext:value-type="float">
            <text:p>9,6475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647508" calcext:value-type="float">
            <text:p>9,6475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550919" calcext:value-type="float">
            <text:p>9,5509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550919" calcext:value-type="float">
            <text:p>9,5509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550919" calcext:value-type="float">
            <text:p>9,5509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550919" calcext:value-type="float">
            <text:p>9,5509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135936" calcext:value-type="float">
            <text:p>9,1359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180525" calcext:value-type="float">
            <text:p>9,1805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180525" calcext:value-type="float">
            <text:p>9,1805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180525" calcext:value-type="float">
            <text:p>9,1805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180525" calcext:value-type="float">
            <text:p>9,1805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180525" calcext:value-type="float">
            <text:p>9,1805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309602" calcext:value-type="float">
            <text:p>9,3096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309602" calcext:value-type="float">
            <text:p>9,3096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309602" calcext:value-type="float">
            <text:p>9,3096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309602" calcext:value-type="float">
            <text:p>9,3096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309602" calcext:value-type="float">
            <text:p>9,3096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329935" calcext:value-type="float">
            <text:p>9,3299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329935" calcext:value-type="float">
            <text:p>9,3299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258462" calcext:value-type="float">
            <text:p>9,25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.258462" calcext:value-type="float">
            <text:p>9,25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258462" calcext:value-type="float">
            <text:p>9,25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.258462" calcext:value-type="float">
            <text:p>9,25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258462" calcext:value-type="float">
            <text:p>9,25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258462" calcext:value-type="float">
            <text:p>9,25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258462" calcext:value-type="float">
            <text:p>9,25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258462" calcext:value-type="float">
            <text:p>9,25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01892" calcext:value-type="float">
            <text:p>9,018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577967" calcext:value-type="float">
            <text:p>8,5779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577967" calcext:value-type="float">
            <text:p>8,5779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577967" calcext:value-type="float">
            <text:p>8,5779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577967" calcext:value-type="float">
            <text:p>8,5779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577967" calcext:value-type="float">
            <text:p>8,5779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642927" calcext:value-type="float">
            <text:p>8,6429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247457" calcext:value-type="float">
            <text:p>8,2474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07941" calcext:value-type="float">
            <text:p>8,07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07941" calcext:value-type="float">
            <text:p>8,07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07941" calcext:value-type="float">
            <text:p>8,07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07941" calcext:value-type="float">
            <text:p>8,07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07941" calcext:value-type="float">
            <text:p>8,07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07941" calcext:value-type="float">
            <text:p>8,07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07941" calcext:value-type="float">
            <text:p>8,07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07941" calcext:value-type="float">
            <text:p>8,079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098051" calcext:value-type="float">
            <text:p>8,0980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124063" calcext:value-type="float">
            <text:p>8,124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124063" calcext:value-type="float">
            <text:p>8,124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897525" calcext:value-type="float">
            <text:p>7,8975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052621" calcext:value-type="float">
            <text:p>8,0526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052621" calcext:value-type="float">
            <text:p>8,0526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910547" calcext:value-type="float">
            <text:p>7,9105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97465" calcext:value-type="float">
            <text:p>7,97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857684" calcext:value-type="float">
            <text:p>7,8576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857684" calcext:value-type="float">
            <text:p>7,8576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741607" calcext:value-type="float">
            <text:p>7,7416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741607" calcext:value-type="float">
            <text:p>7,7416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741607" calcext:value-type="float">
            <text:p>7,7416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033124" calcext:value-type="float">
            <text:p>8,033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033124" calcext:value-type="float">
            <text:p>8,033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033124" calcext:value-type="float">
            <text:p>8,033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033124" calcext:value-type="float">
            <text:p>8,033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033124" calcext:value-type="float">
            <text:p>8,033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033124" calcext:value-type="float">
            <text:p>8,033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033124" calcext:value-type="float">
            <text:p>8,033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819565" calcext:value-type="float">
            <text:p>7,8195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502045" calcext:value-type="float">
            <text:p>7,502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.379464" calcext:value-type="float">
            <text:p>7,3794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379464" calcext:value-type="float">
            <text:p>7,3794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508532" calcext:value-type="float">
            <text:p>7,5085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572663" calcext:value-type="float">
            <text:p>7,5726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481696" calcext:value-type="float">
            <text:p>7,48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539292" calcext:value-type="float">
            <text:p>7,539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403712" calcext:value-type="float">
            <text:p>7,403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423204" calcext:value-type="float">
            <text:p>7,423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429691" calcext:value-type="float">
            <text:p>7,42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326577" calcext:value-type="float">
            <text:p>7,3265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307943" calcext:value-type="float">
            <text:p>7,3079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307943" calcext:value-type="float">
            <text:p>7,3079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307943" calcext:value-type="float">
            <text:p>7,3079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268103" calcext:value-type="float">
            <text:p>7,268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170646" calcext:value-type="float">
            <text:p>7,1706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144659" calcext:value-type="float">
            <text:p>7,1446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98617" calcext:value-type="float">
            <text:p>6,898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854025" calcext:value-type="float">
            <text:p>6,8540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94645" calcext:value-type="float">
            <text:p>6,794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10178" calcext:value-type="float">
            <text:p>6,710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586738" calcext:value-type="float">
            <text:p>6,5867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392691" calcext:value-type="float">
            <text:p>6,3926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09:47.96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09:53.949000000</dc:date>
    <meta:editing-duration>PT3M33S</meta:editing-duration>
    <meta:editing-cycles>3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2:'cameraslog_2.log'.C1001 'cameraslog_2.log'.B1:'cameraslog_2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1001" chart:label-cell-address="'cameraslog_2.log'.B1:'cameraslog_2.log'.B1" chart:class="chart:scatter">
            <chart:domain table:cell-range-address="'cameraslog_2.log'.A2:'cameraslog_2.log'.A1001"/>
            <chart:data-point chart:repeated="1000"/>
          </chart:series>
          <chart:series chart:style-name="ch8" chart:values-cell-range-address="'cameraslog_2.log'.C2:'cameraslog_2.log'.C1001" chart:label-cell-address="'cameraslog_2.log'.C1:'cameras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1001</svg:desc>
                </draw:g>
              </table:table-cell>
              <table:table-cell office:value-type="float" office:value="11.125361">
                <text:p>11.125361</text:p>
                <draw:g>
                  <svg:desc>'cameraslog_2.log'.B2:'cameraslog_2.log'.B1001</svg:desc>
                </draw:g>
              </table:table-cell>
              <table:table-cell office:value-type="float" office:value="13">
                <text:p>13</text:p>
                <draw:g>
                  <svg:desc>'cameraslog_2.log'.C2:'cameras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247918">
                <text:p>11.2479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415978">
                <text:p>11.4159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721387">
                <text:p>11.7213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525662">
                <text:p>11.5256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680712">
                <text:p>11.6807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309548">
                <text:p>11.3095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782441">
                <text:p>10.782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782441">
                <text:p>10.782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71388">
                <text:p>11.1713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079564">
                <text:p>11.0795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079564">
                <text:p>11.0795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079564">
                <text:p>11.0795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197363">
                <text:p>11.197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97363">
                <text:p>11.197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008105">
                <text:p>11.0081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008105">
                <text:p>11.0081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773292">
                <text:p>10.7732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170522">
                <text:p>11.1705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86433">
                <text:p>10.86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020284">
                <text:p>11.0202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071424">
                <text:p>11.0714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188385">
                <text:p>11.1883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162379">
                <text:p>11.162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162379">
                <text:p>11.162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096501">
                <text:p>11.0965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809782">
                <text:p>10.8097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.809782">
                <text:p>10.8097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.984339">
                <text:p>10.9843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984339">
                <text:p>10.9843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790282">
                <text:p>10.790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.790282">
                <text:p>10.790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790282">
                <text:p>10.790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.809772">
                <text:p>10.8097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809772">
                <text:p>10.8097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.854387">
                <text:p>10.8543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445905">
                <text:p>10.445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445905">
                <text:p>10.445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445905">
                <text:p>10.445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095897">
                <text:p>10.09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095897">
                <text:p>10.09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095897">
                <text:p>10.09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095897">
                <text:p>10.09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095897">
                <text:p>10.09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095897">
                <text:p>10.09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881468">
                <text:p>9.8814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881468">
                <text:p>9.8814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881468">
                <text:p>9.8814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.906602">
                <text:p>9.906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970694">
                <text:p>9.9706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.970694">
                <text:p>9.9706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.885336">
                <text:p>9.88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.885336">
                <text:p>9.88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.885336">
                <text:p>9.88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.885336">
                <text:p>9.88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885336">
                <text:p>9.88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885336">
                <text:p>9.88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885336">
                <text:p>9.88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.885336">
                <text:p>9.88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65879">
                <text:p>9.658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.65879">
                <text:p>9.658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632803">
                <text:p>9.6328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632803">
                <text:p>9.6328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074594">
                <text:p>10.0745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.074594">
                <text:p>10.0745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.931659">
                <text:p>9.9316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931659">
                <text:p>9.9316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.931659">
                <text:p>9.9316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.931659">
                <text:p>9.9316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931659">
                <text:p>9.9316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177692">
                <text:p>10.177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177692">
                <text:p>10.177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177692">
                <text:p>10.177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177692">
                <text:p>10.177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177692">
                <text:p>10.177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177692">
                <text:p>10.177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.177692">
                <text:p>10.177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.009606">
                <text:p>10.0096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.009606">
                <text:p>10.0096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93249">
                <text:p>9.93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.93249">
                <text:p>9.93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854525">
                <text:p>9.854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854525">
                <text:p>9.854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854525">
                <text:p>9.854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854525">
                <text:p>9.854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.854525">
                <text:p>9.854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854525">
                <text:p>9.854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854525">
                <text:p>9.854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.068083">
                <text:p>10.0680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068083">
                <text:p>10.0680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.068083">
                <text:p>10.0680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068083">
                <text:p>10.0680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.068083">
                <text:p>10.0680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068083">
                <text:p>10.0680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.744068">
                <text:p>9.7440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.744068">
                <text:p>9.7440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744068">
                <text:p>9.7440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717239">
                <text:p>9.7172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717239">
                <text:p>9.7172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736727">
                <text:p>9.736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736727">
                <text:p>9.736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736727">
                <text:p>9.736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736727">
                <text:p>9.736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.736727">
                <text:p>9.736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736727">
                <text:p>9.7367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744076">
                <text:p>9.7440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744076">
                <text:p>9.7440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582534">
                <text:p>9.5825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582534">
                <text:p>9.5825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647508">
                <text:p>9.6475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647508">
                <text:p>9.6475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550919">
                <text:p>9.550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550919">
                <text:p>9.550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550919">
                <text:p>9.550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550919">
                <text:p>9.550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.135936">
                <text:p>9.135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.180525">
                <text:p>9.180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.180525">
                <text:p>9.180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180525">
                <text:p>9.180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.180525">
                <text:p>9.180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180525">
                <text:p>9.180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309602">
                <text:p>9.3096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309602">
                <text:p>9.3096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309602">
                <text:p>9.3096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309602">
                <text:p>9.3096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.309602">
                <text:p>9.3096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.329935">
                <text:p>9.3299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.329935">
                <text:p>9.3299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.258462">
                <text:p>9.25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.258462">
                <text:p>9.25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.258462">
                <text:p>9.25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.258462">
                <text:p>9.25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.258462">
                <text:p>9.25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.258462">
                <text:p>9.25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258462">
                <text:p>9.25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258462">
                <text:p>9.25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01892">
                <text:p>9.018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577967">
                <text:p>8.5779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577967">
                <text:p>8.5779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577967">
                <text:p>8.5779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577967">
                <text:p>8.5779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577967">
                <text:p>8.5779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642927">
                <text:p>8.6429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247457">
                <text:p>8.2474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07941">
                <text:p>8.07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07941">
                <text:p>8.07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07941">
                <text:p>8.07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07941">
                <text:p>8.07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07941">
                <text:p>8.07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07941">
                <text:p>8.07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.07941">
                <text:p>8.07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.07941">
                <text:p>8.07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.098051">
                <text:p>8.098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.124063">
                <text:p>8.1240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8.124063">
                <text:p>8.1240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.897525">
                <text:p>7.8975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.052621">
                <text:p>8.0526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.052621">
                <text:p>8.0526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910547">
                <text:p>7.9105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.97465">
                <text:p>7.97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.857684">
                <text:p>7.8576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.857684">
                <text:p>7.8576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.741607">
                <text:p>7.741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.741607">
                <text:p>7.741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.741607">
                <text:p>7.741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033124">
                <text:p>8.033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033124">
                <text:p>8.033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033124">
                <text:p>8.033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033124">
                <text:p>8.033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033124">
                <text:p>8.033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033124">
                <text:p>8.033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033124">
                <text:p>8.033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7.819565">
                <text:p>7.8195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.502045">
                <text:p>7.502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.379464">
                <text:p>7.3794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.379464">
                <text:p>7.3794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.508532">
                <text:p>7.5085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572663">
                <text:p>7.5726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.481696">
                <text:p>7.48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.539292">
                <text:p>7.539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.403712">
                <text:p>7.403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423204">
                <text:p>7.423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429691">
                <text:p>7.42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326577">
                <text:p>7.3265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307943">
                <text:p>7.3079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307943">
                <text:p>7.3079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307943">
                <text:p>7.3079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268103">
                <text:p>7.268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170646">
                <text:p>7.170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144659">
                <text:p>7.144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6.898617">
                <text:p>6.898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6.854025">
                <text:p>6.8540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6.794645">
                <text:p>6.794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.710178">
                <text:p>6.710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6.586738">
                <text:p>6.586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6.392691">
                <text:p>6.392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.39269">
                <text:p>6.3926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